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color="#ff0000" fo:font-family="Calibri (Body)_x0000_"/>
    </style:style>
    <style:style style:name="T2" style:family="text">
      <style:text-properties fo:color="#ff0000" fo:font-family="Calibri (Body)_x0000_" fo:font-size="12.000000000000000pt"/>
    </style:style>
    <style:style style:name="T3" style:family="text">
      <style:text-properties fo:font-size="12.000000000000000pt"/>
    </style:style>
    <style:style style:name="T4" style:family="text">
      <style:text-properties fo:color="#4472c4" fo:font-family="Calibri (Body)_x0000_" fo:font-size="12.000000000000000pt"/>
    </style:style>
    <style:style style:name="T5" style:family="text">
      <style:text-properties fo:color="#ff0000"/>
    </style:style>
    <style:style style:name="ta1" style:family="table" style:master-page-name="Standard1">
      <style:table-properties table:display="true"/>
    </style:style>
    <style:style style:name="ta2" style:family="table" style:master-page-name="Standard2">
      <style:table-properties table:display="true"/>
    </style:style>
    <style:style style:name="ta3" style:family="table" style:master-page-name="Standard3">
      <style:table-properties table:display="true"/>
    </style:style>
    <style:style style:name="co1" style:family="table-column">
      <style:table-column-properties style:column-width="281.249999999977490pt"/>
    </style:style>
    <style:style style:name="co2" style:family="table-column">
      <style:table-column-properties style:column-width="176.797156674599989pt"/>
    </style:style>
    <style:style style:name="co3" style:family="table-column">
      <style:table-column-properties style:column-width="48.387485400599999pt"/>
    </style:style>
    <style:style style:name="co4" style:family="table-column">
      <style:table-column-properties style:column-width="106.639554819599994pt"/>
    </style:style>
    <style:style style:name="co5" style:family="table-column">
      <style:table-column-properties style:column-width="194.542069305400020pt"/>
    </style:style>
    <style:style style:name="co6" style:family="table-column">
      <style:table-column-properties style:column-width="213.279109639199987pt"/>
    </style:style>
    <style:style style:name="co7" style:family="table-column">
      <style:table-column-properties style:column-width="217.956283096199996pt"/>
    </style:style>
    <style:style style:name="ro1" style:family="table-row">
      <style:table-row-properties style:row-height="15.987429271199998pt"/>
    </style:style>
    <style:style style:name="ro2" style:family="table-row">
      <style:table-row-properties style:row-height="85.011170894200006pt"/>
    </style:style>
    <style:style style:name="ce1" style:data-style-name="N1" style:family="table-cell">
      <style:table-cell-properties style:vertical-align="bottom"/>
    </style:style>
    <style:style style:name="ce2" style:data-style-name="N1" style:family="table-cell" style:parent-style-name="custom-style1">
      <style:table-cell-properties fo:background-color="#ed7d31" style:vertical-align="bottom"/>
      <style:text-properties fo:color="#000000" fo:font-family="Calibri" fo:font-size="12.000000000000000pt"/>
    </style:style>
    <style:style style:name="ce3" style:data-style-name="N1" style:family="table-cell" style:parent-style-name="custom-style1">
      <style:table-cell-properties fo:background-color="#ffffff" style:vertical-align="bottom"/>
      <style:text-properties fo:color="#000000" fo:font-family="Calibri" fo:font-size="12.000000000000000pt"/>
    </style:style>
    <style:style style:name="ce4" style:data-style-name="N1" style:family="table-cell" style:parent-style-name="custom-style1">
      <style:table-cell-properties fo:background-color="#4472c4" fo:wrap-option="wrap" style:vertical-align="bottom"/>
      <style:text-properties fo:color="#000000" fo:font-family="Calibri" fo:font-size="12.000000000000000pt"/>
    </style:style>
    <style:style style:name="ce5" style:data-style-name="N1" style:family="table-cell" style:parent-style-name="custom-style1">
      <style:table-cell-properties fo:background-color="#4472c4" style:vertical-align="bottom"/>
      <style:text-properties fo:color="#000000" fo:font-family="Calibri" fo:font-size="12.000000000000000pt"/>
    </style:style>
    <style:style style:name="ce6" style:data-style-name="N1" style:family="table-cell" style:parent-style-name="custom-style1">
      <style:table-cell-properties fo:background-color="#4472c4" style:text-align-source="fix" style:vertical-align="bottom"/>
      <style:paragraph-properties fo:text-align="center"/>
      <style:text-properties fo:color="#000000" fo:font-family="Calibri" fo:font-size="12.000000000000000pt"/>
    </style:style>
    <style:style style:name="ce7" style:data-style-name="N1" style:family="table-cell" style:parent-style-name="custom-style1">
      <style:table-cell-properties fo:background-color="#ffc000" style:vertical-align="bottom"/>
      <style:text-properties fo:color="#000000" fo:font-family="Calibri" fo:font-size="12.000000000000000pt"/>
    </style:style>
    <style:style style:name="ce8" style:data-style-name="N1" style:family="table-cell" style:parent-style-name="custom-style1">
      <style:table-cell-properties style:vertical-align="bottom"/>
      <style:text-properties fo:color="#000000" fo:font-family="Calibri" fo:font-size="11.000000000000000pt"/>
    </style:style>
    <style:style style:name="ce9" style:data-style-name="N1" style:family="table-cell" style:parent-style-name="custom-style1">
      <style:table-cell-properties style:vertical-align="bottom"/>
      <style:text-properties fo:color="#000000" fo:font-family="Calibri (Body)_x0000_" fo:font-size="12.000000000000000pt"/>
    </style:style>
    <number:number-style style:name="N1">
      <number:number number:min-integer-digits="1"/>
    </number:number-style>
    <number:number-style style:name="N2">
      <number:number number:decimal-places="2" number:min-integer-digits="1" number:grouping="1"/>
    </number:number-style>
  </office:automatic-styles>
  <office:body>
    <office:spreadsheet>
      <table:calculation-settings table:case-sensitive="false"/>
      <table:table table:name="R bas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32765"/>
        <table:table-row table:style-name="ro1">
          <table:table-cell office:value-type="string" office:string-value="2^3 + 2" table:style-name="ce2">
            <text:p>2^3 + 2</text:p>
          </table:table-cell>
          <table:table-cell office:value-type="string" office:string-value="Compute mathematical expressions:" table:style-name="ce2">
            <text:p>Compute mathematical expressions:</text:p>
          </table:table-cell>
          <table:table-cell table:number-columns-repeated="32765"/>
        </table:table-row>
        <table:table-row table:style-name="ro1">
          <table:table-cell office:value-type="string" office:string-value="A &lt;- 10" table:style-name="ce2">
            <text:p>A<text:s/><text:span text:style-name="T1">&lt;-</text:span><text:s/>10</text:p>
          </table:table-cell>
          <table:table-cell office:value-type="string" office:string-value="Define variables and assign values:" table:style-name="ce2">
            <text:p>Define variables and assign values:</text:p>
          </table:table-cell>
          <table:table-cell table:number-columns-repeated="32765"/>
        </table:table-row>
        <table:table-row table:style-name="ro1">
          <table:table-cell office:value-type="string" office:string-value="B &lt;- c(5,6,3,0)" table:style-name="ce2">
            <text:p>B &lt;-<text:s/><text:span text:style-name="T1">c(</text:span>5,6,3,0<text:span text:style-name="T1">)</text:span></text:p>
          </table:table-cell>
          <table:table-cell office:value-type="string" office:string-value="Define a vector using the concatenate function:" table:style-name="ce2">
            <text:p>Define a vector using the concatenate function:</text:p>
          </table:table-cell>
          <table:table-cell table:number-columns-repeated="32765"/>
        </table:table-row>
        <table:table-row table:style-name="ro1">
          <table:table-cell office:value-type="string" office:string-value="B &lt;- c(B,c(1,2))" table:style-name="ce2">
            <text:p>B &lt;- c(B,<text:span text:style-name="T1">c(</text:span>1,2<text:span text:style-name="T1">)</text:span>)</text:p>
          </table:table-cell>
          <table:table-cell office:value-type="string" office:string-value="Concatenate function can be applied to vectors too:" table:style-name="ce2">
            <text:p>Concatenate function can be applied to vectors too:</text:p>
          </table:table-cell>
          <table:table-cell table:number-columns-repeated="32765"/>
        </table:table-row>
        <table:table-row table:style-name="ro1">
          <table:table-cell office:value-type="string" office:string-value="B[1]" table:style-name="ce2">
            <text:p>B<text:span text:style-name="T1">[1]</text:span></text:p>
          </table:table-cell>
          <table:table-cell office:value-type="string" office:string-value="Access element in a vector:" table:style-name="ce2">
            <text:p>Access element in a vector:</text:p>
          </table:table-cell>
          <table:table-cell table:number-columns-repeated="32765"/>
        </table:table-row>
        <table:table-row table:style-name="ro1">
          <table:table-cell office:value-type="string" office:string-value="B[1:3]" table:style-name="ce2">
            <text:p>B<text:span text:style-name="T1">[1:3]</text:span></text:p>
          </table:table-cell>
          <table:table-cell office:value-type="string" office:string-value="Access range of values in vector:" table:style-name="ce2">
            <text:p>Access range of values in vector:</text:p>
          </table:table-cell>
          <table:table-cell table:number-columns-repeated="32765"/>
        </table:table-row>
        <table:table-row table:style-name="ro1">
          <table:table-cell office:value-type="string" office:string-value="B * 2 " table:style-name="ce2">
            <text:p>B<text:s/><text:span text:style-name="T1">*</text:span><text:s/>2<text:s/></text:p>
          </table:table-cell>
          <table:table-cell office:value-type="string" office:string-value="Operations can be performed on vectors directly," table:style-name="ce2">
            <text:p>Operations can be performed on vectors directly,</text:p>
          </table:table-cell>
          <table:table-cell table:number-columns-repeated="32765"/>
        </table:table-row>
        <table:table-row table:style-name="ro1">
          <table:table-cell office:value-type="string" office:string-value="mat=matrix(data=c(9,2,3,4,5,6),ncol=3)" table:style-name="ce3">
            <text:p>mat=<text:span text:style-name="T1">matrix(</text:span>data=c(9,2,3,4,5,6),ncol=3<text:span text:style-name="T1">)</text:span></text:p>
          </table:table-cell>
          <table:table-cell office:value-type="string" office:string-value="matrix is 2-dimensional vectors" table:style-name="ce3">
            <text:p>matrix is 2-dimensional vectors</text:p>
          </table:table-cell>
          <table:table-cell table:number-columns-repeated="32765"/>
        </table:table-row>
        <table:table-row table:style-name="ro2">
          <table:table-cell office:value-type="string" office:string-value="&gt; names &lt;- c(&quot;Bill&quot;,&quot;Ted&quot;,&quot;Henry&quot;,&quot;Joan&quot;) &gt; ages &lt;- c(76,82,104,78) &gt; heights &lt;- c(1.55,1.69,1.49,1.57) &gt; my_table &lt;- data.frame(names,ages,heights) &gt; my_table" table:style-name="ce4">
            <text:p>&gt; names &lt;- c("Bill","Ted","Henry","Joan")<text:line-break/>&gt; ages &lt;- c(76,82,104,78)<text:line-break/>&gt; heights &lt;- c(1.55,1.69,1.49,1.57)<text:line-break/>&gt; my_table &lt;-<text:s/><text:span text:style-name="T1">data.frame(</text:span>names,ages,heights<text:span text:style-name="T1">)</text:span><text:line-break/>&gt; my_table</text:p>
          </table:table-cell>
          <table:table-cell office:value-type="string" office:string-value="Data Frame" table:style-name="ce5">
            <text:p>Data Frame</text:p>
          </table:table-cell>
          <table:table-cell table:number-columns-repeated="32765"/>
        </table:table-row>
        <table:table-row table:style-name="ro1">
          <table:table-cell office:value-type="string" office:string-value="my_table['names']" table:style-name="ce5">
            <text:p>my_table['names']</text:p>
          </table:table-cell>
          <table:table-cell office:value-type="string" office:string-value="select columns of data frame" table:style-name="ce6" table:number-rows-spanned="2">
            <text:p>select columns of data frame</text:p>
          </table:table-cell>
          <table:table-cell table:number-columns-repeated="32765"/>
        </table:table-row>
        <table:table-row table:style-name="ro1">
          <table:table-cell office:value-type="string" office:string-value="my_table[1]" table:style-name="ce5">
            <text:p>my_table[1]</text:p>
          </table:table-cell>
          <table:covered-table-cell office:value-type="float" office:value="0" table:style-name="ce6"/>
          <table:table-cell table:number-columns-repeated="32765"/>
        </table:table-row>
        <table:table-row table:style-name="ro1">
          <table:table-cell office:value-type="string" office:string-value="my_table[2:4,]" table:style-name="ce5">
            <text:p>my_table[2:4<text:span text:style-name="T1">,</text:span>]</text:p>
          </table:table-cell>
          <table:table-cell office:value-type="string" office:string-value="select rows by appending a comma" table:style-name="ce5">
            <text:p>select rows by appending a comma</text:p>
          </table:table-cell>
          <table:table-cell table:number-columns-repeated="32765"/>
        </table:table-row>
        <table:table-row table:style-name="ro1">
          <table:table-cell office:value-type="string" office:string-value="my_table[1,2]" table:style-name="ce5">
            <text:p>my_table[1<text:span text:style-name="T1">,</text:span>2]</text:p>
          </table:table-cell>
          <table:table-cell office:value-type="string" office:string-value="select a cell" table:style-name="ce5">
            <text:p>select a cell</text:p>
          </table:table-cell>
          <table:table-cell table:number-columns-repeated="32765"/>
        </table:table-row>
        <table:table-row table:style-name="ro1">
          <table:table-cell office:value-type="string" office:string-value="my_table$ages" table:style-name="ce5">
            <text:p>my_table<text:span text:style-name="T1">$</text:span>ages</text:p>
          </table:table-cell>
          <table:table-cell office:value-type="string" office:string-value="refer to a variable(a column) by the $ syntax" table:style-name="ce5">
            <text:p>refer to a variable(a column) by the $ syntax</text:p>
          </table:table-cell>
          <table:table-cell table:number-columns-repeated="32765"/>
        </table:table-row>
        <table:table-row table:style-name="ro1">
          <table:table-cell office:value-type="string" office:string-value="my_data &lt;- read.table(“my_data.csv”,header=TRUE,sep=&quot;,&quot;)" table:style-name="ce5">
            <text:p>my_data &lt;- read.table(“my_data.csv”,header=TRUE,sep=",")</text:p>
          </table:table-cell>
          <table:table-cell office:value-type="string" office:string-value="loading data from CSV file" table:style-name="ce5">
            <text:p>loading data from CSV file</text:p>
          </table:table-cell>
          <table:table-cell table:number-columns-repeated="32765"/>
        </table:table-row>
        <table:table-row table:style-name="ro1">
          <table:table-cell office:value-type="string" office:string-value="L = list(one=1, two=c(1,2), five=seq(0, 1, length=5))" table:style-name="ce7">
            <text:p>L =<text:s/><text:span text:style-name="T1">list(</text:span>one=1, two=c(1,2), five=seq(0, 1, length=5)<text:span text:style-name="T1">)</text:span></text:p>
          </table:table-cell>
          <table:table-cell office:value-type="string" office:string-value="list like matrix, but allow each column have different length" table:style-name="ce7">
            <text:p>list like matrix, but allow each column have different length</text:p>
          </table:table-cell>
          <table:table-cell table:number-columns-repeated="32765"/>
        </table:table-row>
        <table:table-row table:style-name="ro1">
          <table:table-cell office:value-type="string" office:string-value="str(my_table)" table:style-name="ce8">
            <text:p><text:span text:style-name="T2">str</text:span><text:span text:style-name="T3">(my_table)</text:span></text:p>
          </table:table-cell>
          <table:table-cell office:value-type="string" office:string-value="see the column names and data types" table:style-name="ce8">
            <text:p>see the column names and data types</text:p>
          </table:table-cell>
          <table:table-cell table:number-columns-repeated="32765"/>
        </table:table-row>
        <table:table-row table:style-name="ro1">
          <table:table-cell office:value-type="string" office:string-value="head(my_data)" table:style-name="ce8">
            <text:p><text:span text:style-name="T2">head</text:span><text:span text:style-name="T3">(my_data)</text:span></text:p>
          </table:table-cell>
          <table:table-cell office:value-type="string" office:string-value="see the first 5 column data" table:style-name="ce8">
            <text:p>see the first 5 column data</text:p>
          </table:table-cell>
          <table:table-cell table:number-columns-repeated="32765"/>
        </table:table-row>
        <table:table-row table:style-name="ro1">
          <table:table-cell office:value-type="string" office:string-value="tail(my_data)" table:style-name="ce8">
            <text:p><text:span text:style-name="T2">tail</text:span><text:span text:style-name="T3">(my_data)</text:span></text:p>
          </table:table-cell>
          <table:table-cell office:value-type="string" office:string-value="see the last 5 column data" table:style-name="ce8">
            <text:p>see the last 5 column data</text:p>
          </table:table-cell>
          <table:table-cell table:number-columns-repeated="32765"/>
        </table:table-row>
        <table:table-row table:style-name="ro1">
          <table:table-cell office:value-type="string" office:string-value="write.csv(my_data,file=&quot;my_data.csv&quot;)" table:style-name="ce8">
            <text:p><text:span text:style-name="T2">write.csv</text:span><text:span text:style-name="T3">(my_data,file="my_data.csv")</text:span></text:p>
          </table:table-cell>
          <table:table-cell office:value-type="string" office:string-value="write data to a csv file" table:style-name="ce8">
            <text:p>write data to a csv file</text:p>
          </table:table-cell>
          <table:table-cell table:number-columns-repeated="32765"/>
        </table:table-row>
        <table:table-row table:style-name="ro1">
          <table:table-cell office:value-type="string" office:string-value="min(my_table$ages)" table:style-name="ce8">
            <text:p><text:span text:style-name="T2">min</text:span><text:span text:style-name="T3">(my_table$ages)</text:span></text:p>
          </table:table-cell>
          <table:table-cell office:value-type="string" office:string-value="find the minimum value of the column" table:style-name="ce8">
            <text:p>find the minimum value of the column</text:p>
          </table:table-cell>
          <table:table-cell table:number-columns-repeated="32765"/>
        </table:table-row>
        <table:table-row table:style-name="ro1">
          <table:table-cell office:value-type="string" office:string-value="mean(my_table$height)" table:style-name="ce8">
            <text:p><text:span text:style-name="T2">mean</text:span><text:span text:style-name="T3">(my_table$height)</text:span></text:p>
          </table:table-cell>
          <table:table-cell office:value-type="string" office:string-value="find the average value" table:style-name="ce8">
            <text:p>find the average value</text:p>
          </table:table-cell>
          <table:table-cell table:number-columns-repeated="32765"/>
        </table:table-row>
        <table:table-row table:style-name="ro1">
          <table:table-cell office:value-type="string" office:string-value="sd(my_table$height)" table:style-name="ce8">
            <text:p><text:span text:style-name="T2">sd</text:span><text:span text:style-name="T3">(my_table$height)</text:span></text:p>
          </table:table-cell>
          <table:table-cell office:value-type="string" office:string-value="find the stand deviation" table:style-name="ce8">
            <text:p>find the stand deviation</text:p>
          </table:table-cell>
          <table:table-cell table:number-columns-repeated="32765"/>
        </table:table-row>
        <table:table-row table:style-name="ro1">
          <table:table-cell office:value-type="string" office:string-value="summary(my_table$height)" table:style-name="ce8">
            <text:p><text:span text:style-name="T2">summary</text:span><text:span text:style-name="T3">(my_table$height)</text:span></text:p>
          </table:table-cell>
          <table:table-cell office:value-type="string" office:string-value="find medians and quartiles:" table:style-name="ce8">
            <text:p>find medians and quartiles:</text:p>
          </table:table-cell>
          <table:table-cell table:number-columns-repeated="32765"/>
        </table:table-row>
        <table:table-row table:style-name="ro1">
          <table:table-cell office:value-type="string" office:string-value="j = c(1,2,NA)" table:style-name="ce8">
            <text:p>j = c(1,2,<text:span text:style-name="T2">NA</text:span><text:span text:style-name="T3">)</text:span></text:p>
          </table:table-cell>
          <table:table-cell office:value-type="string" office:string-value="not available data" table:style-name="ce8">
            <text:p>not available data</text:p>
          </table:table-cell>
          <table:table-cell table:number-columns-repeated="32765"/>
        </table:table-row>
        <table:table-row table:style-name="ro1">
          <table:table-cell office:value-type="string" office:string-value="library(moments)" table:style-name="ce8">
            <text:p><text:span text:style-name="T2">library(</text:span><text:span text:style-name="T3">moments</text:span><text:span text:style-name="T2">)</text:span></text:p>
          </table:table-cell>
          <table:table-cell office:value-type="string" office:string-value="loading a library" table:style-name="ce8">
            <text:p>loading a library</text:p>
          </table:table-cell>
          <table:table-cell table:number-columns-repeated="32765"/>
        </table:table-row>
        <table:table-row table:style-name="ro1">
          <table:table-cell office:value-type="string" office:string-value="install.packages(“moments”)" table:style-name="ce8">
            <text:p><text:span text:style-name="T2">install.packages(</text:span><text:span text:style-name="T3">“moments”</text:span><text:span text:style-name="T2">)</text:span></text:p>
          </table:table-cell>
          <table:table-cell office:value-type="string" office:string-value="install the package" table:style-name="ce8">
            <text:p>install the package</text:p>
          </table:table-cell>
          <table:table-cell table:number-columns-repeated="32765"/>
        </table:table-row>
        <table:table-row table:style-name="ro1">
          <table:table-cell office:value-type="string" office:string-value="setwd(&quot;M:/Hydrology/R/&quot;)" table:style-name="ce8">
            <text:p><text:span text:style-name="T2">setwd(</text:span><text:span text:style-name="T3">"M:/Hydrology/R/"</text:span><text:span text:style-name="T2">)</text:span></text:p>
          </table:table-cell>
          <table:table-cell office:value-type="string" office:string-value="set working directory" table:style-name="ce8">
            <text:p>set working directory</text:p>
          </table:table-cell>
          <table:table-cell table:number-columns-repeated="32765"/>
        </table:table-row>
        <table:table-row table:style-name="ro1">
          <table:table-cell office:value-type="string" office:string-value="date1=strptime( c( &quot;20100226010000&quot;), format=&quot;%Y%m%d%H%M%S&quot;)" table:style-name="ce8">
            <text:p>date1=<text:span text:style-name="T2">strptime(</text:span><text:span text:style-name="T3"><text:s/>c( "20100226010000"),<text:s/></text:span><text:span text:style-name="T4">format=</text:span><text:span text:style-name="T3">"%Y%m%d%H%M%S"</text:span><text:span text:style-name="T2">)</text:span></text:p>
          </table:table-cell>
          <table:table-cell office:value-type="string" office:string-value="format the date and time" table:style-name="ce8">
            <text:p>format the date and time</text:p>
          </table:table-cell>
          <table:table-cell table:number-columns-repeated="32765"/>
        </table:table-row>
        <table:table-row table:style-name="ro1">
          <table:table-cell office:value-type="string" office:string-value="rnorm(10)" table:style-name="ce8">
            <text:p><text:span text:style-name="T2">rnorm(</text:span><text:span text:style-name="T3">10</text:span><text:span text:style-name="T2">)</text:span></text:p>
          </table:table-cell>
          <table:table-cell office:value-type="string" office:string-value="create 10 random sample froem a normal distribution" table:style-name="ce8">
            <text:p>create 10 random sample froem a normal distribution</text:p>
          </table:table-cell>
          <table:table-cell table:number-columns-repeated="32765"/>
        </table:table-row>
        <table:table-row>
          <table:table-cell table:number-columns-repeated="32767"/>
        </table:table-row>
        <table:table-row table:style-name="ro1">
          <table:table-cell office:value-type="string" office:string-value="help(rnorm)" table:style-name="ce8">
            <text:p><text:span text:style-name="T2">help(</text:span><text:span text:style-name="T3">rnorm</text:span><text:span text:style-name="T2">)</text:span></text:p>
          </table:table-cell>
          <table:table-cell office:value-type="string" office:string-value="find the help document for the command" table:style-name="ce8">
            <text:p>find the help document for the command</text:p>
          </table:table-cell>
          <table:table-cell table:number-columns-repeated="32765"/>
        </table:table-row>
        <table:table-row table:style-name="ro1">
          <table:table-cell office:value-type="string" office:string-value="example(rnorm)" table:style-name="ce8">
            <text:p><text:span text:style-name="T2">example(</text:span><text:span text:style-name="T3">rnorm</text:span><text:span text:style-name="T2">)</text:span></text:p>
          </table:table-cell>
          <table:table-cell office:value-type="string" office:string-value="find the example for the command" table:style-name="ce8">
            <text:p>find the example for the command</text:p>
          </table:table-cell>
          <table:table-cell table:number-columns-repeated="32765"/>
        </table:table-row>
        <table:table-row table:style-name="ro1">
          <table:table-cell office:value-type="string" office:string-value="source(&quot;foo.R&quot;)" table:style-name="ce8">
            <text:p><text:span text:style-name="T2">source(</text:span><text:span text:style-name="T3">"foo.R"</text:span><text:span text:style-name="T2">)</text:span></text:p>
          </table:table-cell>
          <table:table-cell office:value-type="string" office:string-value="run the whole script" table:style-name="ce8">
            <text:p>run the whole script</text:p>
          </table:table-cell>
          <table:table-cell table:number-columns-repeated="32765"/>
        </table:table-row>
      </table:table>
      <table:table table:name="Histogram" table:style-name="ta2">
        <table:table-column table:style-name="co4" table:default-cell-style-name="ce1"/>
        <table:table-column table:style-name="co3" table:default-cell-style-name="ce1" table:number-columns-repeated="32766"/>
        <table:table-row table:style-name="ro1">
          <table:table-cell office:value-type="string" office:string-value="hist(X,data=my_data)" table:style-name="ce8">
            <text:p><text:span text:style-name="T2">hist(</text:span><text:span text:style-name="T3">X,</text:span><text:span text:style-name="T2">data=</text:span><text:span text:style-name="T3">my_data</text:span><text:span text:style-name="T2">)</text:span></text:p>
          </table:table-cell>
          <table:table-cell office:value-type="string" office:string-value="plotting the data as a histogram" table:style-name="ce8">
            <text:p>plotting the data as a histogram</text:p>
          </table:table-cell>
          <table:table-cell table:number-columns-repeated="32765"/>
        </table:table-row>
      </table:table>
      <table:table table:name="Boxplot" table:style-name="ta3">
        <table:table-column table:style-name="co5" table:default-cell-style-name="ce1"/>
        <table:table-column table:style-name="co3" table:default-cell-style-name="ce1" table:number-columns-repeated="32766"/>
        <table:table-row table:style-name="ro1">
          <table:table-cell office:value-type="string" office:string-value="boxplot(Accuracy~Group,data=my_data)" table:style-name="ce8">
            <text:p><text:span text:style-name="T2">boxplot(</text:span><text:span text:style-name="T3">Accuracy~Group,</text:span><text:span text:style-name="T2">data=</text:span><text:span text:style-name="T3">my_data</text:span><text:span text:style-name="T2">)</text:span></text:p>
          </table:table-cell>
          <table:table-cell office:value-type="string" office:string-value="plot the data as a boxplot" table:style-name="ce8">
            <text:p>plot the data as a boxplot</text:p>
          </table:table-cell>
          <table:table-cell table:number-columns-repeated="32765"/>
        </table:table-row>
      </table:table>
      <table:table table:name="scatter" table:style-name="ta3">
        <table:table-column table:style-name="co6" table:default-cell-style-name="ce1"/>
        <table:table-column table:style-name="co3" table:default-cell-style-name="ce1" table:number-columns-repeated="32766"/>
        <table:table-row table:style-name="ro1">
          <table:table-cell office:value-type="string" office:string-value="plot(heights~ages,data=my_table,col=&quot;red”)" table:style-name="ce8">
            <text:p><text:span text:style-name="T2">plot(</text:span><text:span text:style-name="T3">heights~ages,</text:span><text:span text:style-name="T2">data</text:span><text:span text:style-name="T3">=my_table,</text:span><text:span text:style-name="T2">col</text:span><text:span text:style-name="T3">="red”</text:span><text:span text:style-name="T2">)</text:span></text:p>
          </table:table-cell>
          <table:table-cell table:number-columns-repeated="32766"/>
        </table:table-row>
      </table:table>
      <table:table table:name="Fit" table:style-name="ta3">
        <table:table-column table:style-name="co7" table:default-cell-style-name="ce1"/>
        <table:table-column table:style-name="co4" table:default-cell-style-name="ce1"/>
        <table:table-column table:style-name="co3" table:default-cell-style-name="ce1" table:number-columns-repeated="32765"/>
        <table:table-row table:style-name="ro1">
          <table:table-cell office:value-type="string" office:string-value="fit &lt;- lm(height~age,data=myData)" table:style-name="ce8">
            <text:p>fit &lt;-<text:s/><text:span text:style-name="T2">lm(</text:span><text:span text:style-name="T3">height~age,</text:span><text:span text:style-name="T2">data=</text:span><text:span text:style-name="T3">myData</text:span><text:span text:style-name="T2">)</text:span></text:p>
          </table:table-cell>
          <table:table-cell office:value-type="string" office:string-value="Fitting a linear model" table:style-name="ce8">
            <text:p>Fitting a linear model</text:p>
          </table:table-cell>
          <table:table-cell table:number-columns-repeated="32765"/>
        </table:table-row>
        <table:table-row table:style-name="ro1">
          <table:table-cell office:value-type="string" office:string-value="summary(fit)" table:style-name="ce9">
            <text:p><text:span text:style-name="T5">summary(</text:span>fit<text:span text:style-name="T5">)</text:span></text:p>
          </table:table-cell>
          <table:table-cell office:value-type="string" office:string-value="Print out summary information regarding the fit" table:style-name="ce8">
            <text:p>Print out summary information regarding the fit</text:p>
          </table:table-cell>
          <table:table-cell table:number-columns-repeated="32765"/>
        </table:table-row>
        <table:table-row table:style-name="ro1">
          <table:table-cell office:value-type="string" office:string-value="abline(fit,col='red')" table:style-name="ce8">
            <text:p><text:span text:style-name="T2">abline(</text:span><text:span text:style-name="T3">fit,</text:span><text:span text:style-name="T4">col=</text:span><text:span text:style-name="T3">'red'</text:span><text:span text:style-name="T2">)</text:span></text:p>
          </table:table-cell>
          <table:table-cell office:value-type="string" office:string-value="Add the line of best fit to a graph" table:style-name="ce8">
            <text:p>Add the line of best fit to a graph</text:p>
          </table:table-cell>
          <table:table-cell table:number-columns-repeated="327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style style:name="custom-style1" style:display-name="Default1" style:family="table-cell"/>
    <style:style style:name="custom-style2" style:data-style-name="N1" style:display-name="Excel Built-in Normal" style:family="table-cell" style:parent-style-name="custom-style1">
      <style:table-cell-properties style:vertical-align="bottom"/>
      <style:text-properties fo:color="#000000" fo:font-family="Calibri" fo:font-size="11.000000000000000pt"/>
    </style:style>
    <style:style style:name="custom-style3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4" style:display-name="Heading1" style:family="table-cell" style:parent-style-name="custom-style3">
      <style:table-cell-properties style:rotation-align="none" style:rotation-angle="90"/>
    </style:style>
    <style:style style:name="custom-style5" style:data-style-name="N2" style:display-name="N104P0" style:family="table-cell"/>
    <style:style style:name="custom-style6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7" style:display-name="Result2" style:family="table-cell" style:parent-style-name="custom-style6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-bottom="54.000093548999999pt" fo:margin-left="50.400087312399997pt" fo:margin-right="50.400087312399997pt" fo:margin-top="54.000093548999999pt" fo:padding="0.000000000000000pt" fo:page-height="841.891222259999950pt" fo:page-width="595.304968305800003pt" style:print="headers objects charts zero-values drawings" style:print-orientation="portrait" style:print-page-order="ltr" style:table-centering="none"/>
    </style:page-layout>
    <style:page-layout style:name="pm2">
      <style:page-layout-properties calligra:specialborder-bottom="none" calligra:specialborder-left="none" calligra:specialborder-right="none" calligra:specialborder-top="none" fo:border="0pt none #000000" fo:margin-bottom="54.000093548999999pt" fo:margin-left="50.400087312399997pt" fo:margin-right="50.400087312399997pt" fo:margin-top="54.000093548999999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  <style:page-layout style:name="pm3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  <style:master-page style:name="Standard2" style:page-layout-name="pm2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  <style:master-page style:name="Standard3" style:page-layout-name="pm3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19-03-19T13:19:41</dc:date>
    <meta:creation-date>2019-03-19T13:18:47</meta:creation-date>
    <dc:creator>Arthur Feng</dc:creator>
    <meta:user-defined meta:name="email">xianlinfeng86@gmail.com</meta:user-defined>
  </office:meta>
</office:document-meta>
</file>